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svg="urn:oasis:names:tc:opendocument:xmlns:svg-compati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svg="urn:oasis:names:tc:opendocument:xmlns:svg-compatible:1.0" office:version="1.2">
  <office:automatic-styles/>
  <office:body>
    <office:presentation>
      <draw:page draw:master-page-name="Default">
        <draw:frame svg:width="25cm" svg:height="2cm" svg:x="1cm" svg:y="1cm">
          <draw:text-box>
            <text:p>Project Status Update</text:p>
          </draw:text-box>
        </draw:frame>
        <draw:frame svg:width="25cm" svg:height="14cm" svg:x="1cm" svg:y="4cm">
          <draw:text-box>
            <text:p>Q4 2024 Sprint Review</text:p>
          </draw:text-box>
        </draw:frame>
      </draw:page>
      <draw:page draw:master-page-name="Default">
        <draw:frame svg:width="25cm" svg:height="2cm" svg:x="1cm" svg:y="1cm">
          <draw:text-box>
            <text:p>Completed This Sprint</text:p>
          </draw:text-box>
        </draw:frame>
        <draw:frame svg:width="25cm" svg:height="14cm" svg:x="1cm" svg:y="4cm">
          <draw:text-box>
            <text:p>- Migrated auth service to OAuth2
- Reduced API latency by 35%
- Added CSV export for reports
- Fixed 12 customer-reported bugs</text:p>
          </draw:text-box>
        </draw:frame>
      </draw:page>
      <draw:page draw:master-page-name="Default">
        <draw:frame svg:width="25cm" svg:height="2cm" svg:x="1cm" svg:y="1cm">
          <draw:text-box>
            <text:p>In Progress</text:p>
          </draw:text-box>
        </draw:frame>
        <draw:frame svg:width="25cm" svg:height="14cm" svg:x="1cm" svg:y="4cm">
          <draw:text-box>
            <text:p>- Dashboard redesign (70% complete)
- Database sharding implementation
- Mobile app push notifications
- Performance monitoring setup</text:p>
          </draw:text-box>
        </draw:frame>
      </draw:page>
      <draw:page draw:master-page-name="Default">
        <draw:frame svg:width="25cm" svg:height="2cm" svg:x="1cm" svg:y="1cm">
          <draw:text-box>
            <text:p>Blockers &amp; Risks</text:p>
          </draw:text-box>
        </draw:frame>
        <draw:frame svg:width="25cm" svg:height="14cm" svg:x="1cm" svg:y="4cm">
          <draw:text-box>
            <text:p>- Third-party API rate limits affecting sync
- Need DevOps review for K8s migration
- Design approval pending for new onboarding flow</text:p>
          </draw:text-box>
        </draw:frame>
      </draw:page>
      <draw:page draw:master-page-name="Default">
        <draw:frame svg:width="25cm" svg:height="2cm" svg:x="1cm" svg:y="1cm">
          <draw:text-box>
            <text:p>Next Sprint Goals</text:p>
          </draw:text-box>
        </draw:frame>
        <draw:frame svg:width="25cm" svg:height="14cm" svg:x="1cm" svg:y="4cm">
          <draw:text-box>
            <text:p>- Ship dashboard v2 to beta users
- Complete DB sharding for users table
- Start API v2 design document
- Hire 2 backend engineer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svg="urn:oasis:names:tc:opendocument:xmlns:svg-compatible:1.0" office:version="1.2">
  <office:meta>
    <meta:generator>ODFPY/1.4.1</meta:generator>
  </office:meta>
</office:document-meta>
</file>